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vant Industries GPIBUSB Command List</text:p>
      <text:p text:style-name="Preformatted_20_Text"/>
      <text:p text:style-name="Preformatted_20_Text"/>
      <text:p text:style-name="P2">** Note: All writes to the controller must end with a carriage return ('\r' or dec:13) **</text:p>
      <text:p text:style-name="P2">** All responses from the adapter will have a CR added. **</text:p>
      <text:p text:style-name="P2"/>
      <text:p text:style-name="P2">+a:1</text:p>
      <text:p text:style-name="P2">Set the GPIB address of the device you wish to communicate with. Here the target address is 1.</text:p>
      <text:p text:style-name="P2"/>
      <text:p text:style-name="P2">+eoi:1</text:p>
      <text:p text:style-name="P2">Used to toggle EOI detection on (1) and off (0). If set to on, the controller will stop reading bytes</text:p>
      <text:p text:style-name="P2">from the device when EOI is asserted. When set to off, the controller will stop when it reads the byte</text:p>
      <text:p text:style-name="P2">defined by the +eos: command. Default is on (1).</text:p>
      <text:p text:style-name="P2"/>
      <text:p text:style-name="P2">+eos:1</text:p>
      <text:p text:style-name="P2">Set the character that the device uses to signal end of data. This is especially important when EOI</text:p>
      <text:p text:style-name="P2">is off. However, some instruments will use both a termination character and use EOI. It is recommended that you disable any termination characters at the instrument and just use EOI.</text:p>
      <text:p text:style-name="P2">The controller will terminate transmissions with attached computer with a carrage return ('\r' or dec:13).</text:p>
      <text:p text:style-name="P2">This extra byte is NOT sent IF +eos:13 is used. This prevents double sending of carrage return bytes.</text:p>
      <text:p text:style-name="P2">To set the termination character, put the decimal form of the character after the colon. For example, to</text:p>
      <text:p text:style-name="P2">set the character to 'z', you would write +eos:122</text:p>
      <text:p text:style-name="P2"/>
      <text:p text:style-name="P2">+read</text:p>
      <text:p text:style-name="P2">Force the controller to read data from the instrument. Normally this is NOT required. When writing</text:p>
      <text:p text:style-name="P2">commands that end with a question mark (?), the controller will automatically read the response. </text:p>
      <text:p text:style-name="P2">However, older instruments do not include question marks at the end of query commands. In these cases, using this command will prompt the controller to read the response data.</text:p>
      <text:p text:style-name="P2"/>
      <text:p text:style-name="P2">+test</text:p>
      <text:p text:style-name="P2">Used to test the controller and your communication software. Controller will respond with: testing\n\r</text:p>
      <text:p text:style-name="P2">Controller needs to be plugged into an instrument that is on for this to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date>2012-07-20T17:17:36.17</dc:date>
    <meta:editing-duration>PT13S</meta:editing-duration>
    <meta:editing-cycles>2</meta:editing-cycles>
    <meta:document-statistic meta:table-count="0" meta:image-count="0" meta:object-count="0" meta:page-count="1" meta:paragraph-count="23" meta:word-count="303" meta:character-count="1749" meta:non-whitespace-character-count="1468"/>
  </office:meta>
</office:document-meta>
</file>